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ssistant" svg:font-family="Assistant"/>
    <style:font-face style:name="Assistant-Semi" svg:font-family="Assistant-Semi"/>
    <style:font-face style:name="DejaVu Sans" svg:font-family="'DejaVu Sans'" style:font-family-generic="system" style:font-pitch="variable"/>
    <style:font-face style:name="GlacialIndifference" svg:font-family="GlacialIndifferen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SansPro" svg:font-family="SourceSansPro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4cm" fo:min-width="0.354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000000" loext:decorative="false"/>
    </style:style>
    <style:style style:name="gr4" style:family="graphic" style:parent-style-name="standard">
      <style:graphic-properties draw:stroke="none" draw:fill="solid" draw:fill-color="#d2e4e1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2.35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cm" fo:min-width="0.33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d2e4e1"/>
    </style:style>
    <style:style style:name="P6" style:family="paragraph">
      <loext:graphic-properties draw:fill="none"/>
      <style:text-properties fo:font-size="24pt" style:font-size-asian="24pt" style:font-size-complex="24pt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1" style:family="paragraph">
      <loext:graphic-properties draw:fill="none"/>
      <style:text-properties fo:font-size="9.39999961853027pt" style:font-size-asian="9.39999961853027pt" style:font-size-complex="9.39999961853027pt"/>
    </style:style>
    <style:style style:name="T1" style:family="text">
      <style:text-properties fo:color="#000000" loext:opacity="100%" style:font-name="Assistant-Semi" fo:font-size="10.1000003814697pt" fo:font-weight="bold" style:font-name-asian="Assistant-Semi" style:font-size-asian="10.1000003814697pt" style:font-weight-asian="bold" style:font-name-complex="Assistant-Semi" style:font-size-complex="10.1000003814697pt" style:font-weight-complex="bold"/>
    </style:style>
    <style:style style:name="T2" style:family="text">
      <style:text-properties fo:color="#000000" loext:opacity="100%" style:font-name="Assistant" fo:font-size="10.1000003814697pt" fo:font-weight="bold" style:font-name-asian="Assistant" style:font-size-asian="10.1000003814697pt" style:font-weight-asian="bold" style:font-name-complex="Assistant" style:font-size-complex="10.1000003814697pt" style:font-weight-complex="bold"/>
    </style:style>
    <style:style style:name="T3" style:family="text">
      <style:text-properties fo:color="#000000" loext:opacity="100%" style:font-name="GlacialIndifference" fo:font-size="24pt" fo:font-weight="bold" style:font-name-asian="GlacialIndifference" style:font-size-asian="24pt" style:font-weight-asian="bold" style:font-name-complex="GlacialIndifference" style:font-size-complex="24pt" style:font-weight-complex="bold"/>
    </style:style>
    <style:style style:name="T4" style:family="text">
      <style:text-properties fo:color="#000000" loext:opacity="100%" style:font-name="SourceSansPro" fo:font-size="14pt" fo:font-weight="bold" style:font-name-asian="SourceSansPro" style:font-size-asian="14pt" style:font-weight-asian="bold" style:font-name-complex="SourceSansPro" style:font-size-complex="14pt" style:font-weight-complex="bold"/>
    </style:style>
    <style:style style:name="T5" style:family="text">
      <style:text-properties fo:color="#000000" loext:opacity="100%" style:font-name="Assistant" fo:font-size="11pt" fo:font-weight="normal" style:font-name-asian="Assistant" style:font-size-asian="11pt" style:font-weight-asian="normal" style:font-name-complex="Assistant" style:font-size-complex="11pt" style:font-weight-complex="normal"/>
    </style:style>
    <style:style style:name="T6" style:family="text">
      <style:text-properties fo:color="#000000" loext:opacity="100%" style:font-name="Assistant-Semi" fo:font-size="12pt" fo:font-weight="bold" style:font-name-asian="Assistant-Semi" style:font-size-asian="12pt" style:font-weight-asian="bold" style:font-name-complex="Assistant-Semi" style:font-size-complex="12pt" style:font-weight-complex="bold"/>
    </style:style>
    <style:style style:name="T7" style:family="text">
      <style:text-properties fo:color="#000000" loext:opacity="100%" style:font-name="Assistant" fo:font-size="12pt" fo:font-weight="normal" style:font-name-asian="Assistant" style:font-size-asian="12pt" style:font-weight-asian="normal" style:font-name-complex="Assistant" style:font-size-complex="12pt" style:font-weight-complex="normal"/>
    </style:style>
    <style:style style:name="T8" style:family="text">
      <style:text-properties fo:color="#000000" loext:opacity="100%" style:font-name="Assistant" fo:font-size="11pt" fo:font-weight="bold" style:font-name-asian="Assistant" style:font-size-asian="11pt" style:font-weight-asian="bold" style:font-name-complex="Assistant" style:font-size-complex="11pt" style:font-weight-complex="bold"/>
    </style:style>
    <style:style style:name="T9" style:family="text">
      <style:text-properties fo:color="#000000" loext:opacity="100%" style:font-name="Assistant" fo:font-size="9.39999961853027pt" fo:font-weight="normal" style:font-name-asian="Assistant" style:font-size-asian="9.39999961853027pt" style:font-weight-asian="normal" style:font-name-complex="Assistant" style:font-size-complex="9.3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7cm" svg:height="29.712cm" svg:x="0cm" svg:y="0cm" svg:viewBox="0 0 21008 29713" draw:points="0,0 21008,0 21008,29713 0,29713">
          <text:p/>
        </draw:polygon>
        <draw:polygon draw:style-name="gr1" draw:text-style-name="P1" draw:layer="layout" svg:width="21.007cm" svg:height="29.712cm" svg:x="0.07cm" svg:y="0.035cm" svg:viewBox="0 0 21008 29713" draw:points="0,0 21008,0 21008,29713 0,29713">
          <text:p/>
        </draw:polygon>
        <draw:frame draw:style-name="gr2" draw:text-style-name="P3" draw:layer="layout" svg:width="13.291cm" svg:height="0.488cm" svg:x="4.452cm" svg:y="1.563cm">
          <draw:text-box>
            <text:p text:style-name="P2"><text:span text:style-name="T1">Address:3E/482, Near Vaishnodevi Nurshing Home CDA SECTOR-9 CUTTACK </text:span></text:p>
          </draw:text-box>
        </draw:frame>
        <draw:path draw:style-name="gr3" draw:text-style-name="P4" draw:layer="layout" svg:width="6.034cm" svg:height="0.027cm" svg:x="8.155cm" svg:y="2.445cm" svg:viewBox="0 0 6035 28" svg:d="M4213 28h-58v-28h58zM4445 0h1590v28h-1590zM3938 28h-1624v-28h1624zM2165 28h-2165v-28h2165z">
          <text:p/>
        </draw:path>
        <draw:frame draw:style-name="gr2" draw:text-style-name="P3" draw:layer="layout" svg:width="7.137cm" svg:height="0.488cm" svg:x="7.299cm" svg:y="2.04cm">
          <draw:text-box>
            <text:p text:style-name="P2"><text:span text:style-name="T2">Mail-manoharisatyasarthak@gmail.com</text:span></text:p>
          </draw:text-box>
        </draw:frame>
        <draw:polygon draw:style-name="gr3" draw:text-style-name="P4" draw:layer="layout" svg:width="0.742cm" svg:height="0.027cm" svg:x="6.863cm" svg:y="2.921cm" svg:viewBox="0 0 743 28" draw:points="0,0 743,0 743,28 0,28">
          <text:p/>
        </draw:polygon>
        <draw:polygon draw:style-name="gr3" draw:text-style-name="P4" draw:layer="layout" svg:width="0.831cm" svg:height="0.027cm" svg:x="9.395cm" svg:y="2.921cm" svg:viewBox="0 0 832 28" draw:points="0,0 832,0 832,28 0,28">
          <text:p/>
        </draw:polygon>
        <draw:polygon draw:style-name="gr3" draw:text-style-name="P4" draw:layer="layout" svg:width="0.743cm" svg:height="0.027cm" svg:x="12.241cm" svg:y="2.921cm" svg:viewBox="0 0 744 28" draw:points="0,0 744,0 744,28 0,28">
          <text:p/>
        </draw:polygon>
        <draw:polygon draw:style-name="gr3" draw:text-style-name="P4" draw:layer="layout" svg:width="0.743cm" svg:height="0.027cm" svg:x="15.424cm" svg:y="2.921cm" svg:viewBox="0 0 744 28" draw:points="0,0 744,0 744,28 0,28">
          <text:p/>
        </draw:polygon>
        <draw:frame draw:style-name="gr2" draw:text-style-name="P3" draw:layer="layout" svg:width="11.777cm" svg:height="0.488cm" svg:x="5.232cm" svg:y="2.516cm">
          <draw:text-box>
            <text:p text:style-name="P2"><text:span text:style-name="T2">Linkedin-Link | | Github-Link || Leetcode-Link || Tryhackme-Link </text:span></text:p>
          </draw:text-box>
        </draw:frame>
        <draw:frame draw:style-name="gr2" draw:text-style-name="P3" draw:layer="layout" svg:width="4.24cm" svg:height="0.488cm" svg:x="8.646cm" svg:y="2.992cm">
          <draw:text-box>
            <text:p text:style-name="P2"><text:span text:style-name="T2">Contact-+91 7873420963</text:span></text:p>
          </draw:text-box>
        </draw:frame>
        <draw:polygon draw:style-name="gr4" draw:text-style-name="P5" draw:layer="layout" svg:width="21.007cm" svg:height="0.931cm" svg:x="0cm" svg:y="17.083cm" svg:viewBox="0 0 21008 932" draw:points="0,0 21008,0 21008,932 0,932">
          <text:p/>
        </draw:polygon>
        <draw:frame draw:style-name="gr5" draw:text-style-name="P6" draw:layer="layout" svg:width="11.854cm" svg:height="1.157cm" svg:x="4.608cm" svg:y="0.348cm">
          <draw:text-box>
            <text:p text:style-name="P2"><text:span text:style-name="T3">SATYA SARTHAK MANOHARI</text:span></text:p>
          </draw:text-box>
        </draw:frame>
        <draw:path draw:style-name="gr3" draw:text-style-name="P4" draw:layer="layout" svg:width="0.129cm" svg:height="0.129cm" svg:x="2.042cm" svg:y="19.24cm" svg:viewBox="0 0 130 130" svg:d="M130 66c0 8-2 16-5 24s-8 15-14 21-13 11-21 14-16 5-26 5c-8 0-16-2-24-5s-15-8-21-14-11-13-14-21-5-16-5-24c0-9 2-17 5-25s8-15 14-22c6-6 13-11 21-14s16-5 24-5c10 0 18 2 26 5s15 8 21 14c6 7 11 14 14 22s5 16 5 25z">
          <text:p/>
        </draw:path>
        <draw:frame draw:style-name="gr6" draw:text-style-name="P7" draw:layer="layout" svg:width="2.954cm" svg:height="0.674cm" svg:x="0.852cm" svg:y="17.154cm">
          <draw:text-box>
            <text:p text:style-name="P2"><text:span text:style-name="T4">EDUCATION</text:span></text:p>
          </draw:text-box>
        </draw:frame>
        <draw:path draw:style-name="gr3" draw:text-style-name="P4" draw:layer="layout" svg:width="0.129cm" svg:height="0.129cm" svg:x="2.042cm" svg:y="19.781cm" svg:viewBox="0 0 130 130" svg:d="M130 64c0 9-2 17-5 25s-8 15-14 21-13 10-21 15c-8 3-16 5-26 5-8 0-16-2-24-5-8-5-15-9-21-15s-11-13-14-21-5-16-5-25c0-8 2-17 5-24 3-8 8-15 14-21s13-11 21-14c8-4 16-5 24-5 10 0 18 1 26 5 8 3 15 8 21 14s11 13 14 21c3 7 5 16 5 24z">
          <text:p/>
        </draw:path>
        <draw:frame draw:style-name="gr7" draw:text-style-name="P8" draw:layer="layout" svg:width="1.893cm" svg:height="0.53cm" svg:x="2.444cm" svg:y="19.006cm">
          <draw:text-box>
            <text:p text:style-name="P2"><text:span text:style-name="T5">CGPA:9.53</text:span></text:p>
          </draw:text-box>
        </draw:frame>
        <draw:path draw:style-name="gr3" draw:text-style-name="P4" draw:layer="layout" svg:width="0.129cm" svg:height="0.129cm" svg:x="2.042cm" svg:y="20.321cm" svg:viewBox="0 0 130 130" svg:d="M130 65c0 8-2 17-5 24-3 9-8 16-14 22s-13 11-21 14c-8 4-16 5-26 5-8 0-16-1-24-5-8-3-15-8-21-14s-11-13-14-22c-3-7-5-16-5-24 0-9 2-17 5-25s8-15 14-21 13-10 21-14c8-3 16-5 24-5 10 0 18 2 26 5 8 4 15 8 21 14s11 13 14 21 5 16 5 25z">
          <text:p/>
        </draw:path>
        <draw:frame draw:style-name="gr7" draw:text-style-name="P8" draw:layer="layout" svg:width="11.214cm" svg:height="0.53cm" svg:x="2.444cm" svg:y="19.547cm">
          <draw:text-box>
            <text:p text:style-name="P2"><text:span text:style-name="T5">Participated in many webinars like AI and robotics Workshop </text:span></text:p>
          </draw:text-box>
        </draw:frame>
        <draw:frame draw:style-name="gr7" draw:text-style-name="P8" draw:layer="layout" svg:width="6.714cm" svg:height="0.53cm" svg:x="2.444cm" svg:y="20.087cm">
          <draw:text-box>
            <text:p text:style-name="P2"><text:span text:style-name="T5">Learned C programming and python</text:span></text:p>
          </draw:text-box>
        </draw:frame>
        <draw:frame draw:style-name="gr8" draw:text-style-name="P9" draw:layer="layout" svg:width="5.61cm" svg:height="0.577cm" svg:x="1.75cm" svg:y="18.377cm">
          <draw:text-box>
            <text:p text:style-name="P2"><text:span text:style-name="T6">Sri Sri University | Cuttack</text:span></text:p>
          </draw:text-box>
        </draw:frame>
        <draw:polygon draw:style-name="gr4" draw:text-style-name="P5" draw:layer="layout" svg:width="21.007cm" svg:height="0.931cm" svg:x="0cm" svg:y="24.844cm" svg:viewBox="0 0 21008 932" draw:points="0,0 21008,0 21008,932 0,932">
          <text:p/>
        </draw:polygon>
        <draw:frame draw:style-name="gr8" draw:text-style-name="P9" draw:layer="layout" svg:width="3.755cm" svg:height="0.577cm" svg:x="16.695cm" svg:y="18.208cm">
          <draw:text-box>
            <text:p text:style-name="P2"><text:span text:style-name="T7">Aug <text:s/>2024- Present</text:span></text:p>
          </draw:text-box>
        </draw:frame>
        <draw:path draw:style-name="gr3" draw:text-style-name="P4" draw:layer="layout" svg:width="0.134cm" svg:height="0.133cm" svg:x="2.045cm" svg:y="26.395cm" svg:viewBox="0 0 135 134" svg:d="M135 67c0 10-2 18-6 26-3 8-8 16-14 22s-14 11-22 14c-8 4-16 5-25 5s-17-1-26-5c-8-3-15-8-21-14s-11-14-15-22c-3-8-6-16-6-26 0-9 3-18 6-26 4-8 9-15 15-21 6-7 13-11 21-15 9-3 17-5 26-5s17 2 25 5c8 4 16 8 22 15 6 6 11 13 14 21 4 8 6 17 6 26z">
          <text:p/>
        </draw:path>
        <draw:frame draw:style-name="gr6" draw:text-style-name="P7" draw:layer="layout" svg:width="6.572cm" svg:height="0.674cm" svg:x="0.852cm" svg:y="24.95cm">
          <draw:text-box>
            <text:p text:style-name="P2"><text:span text:style-name="T4">AWARDS &amp; ACHIEVEMENTS</text:span></text:p>
          </draw:text-box>
        </draw:frame>
        <draw:frame draw:style-name="gr9" draw:text-style-name="P9" draw:layer="layout" svg:width="17.122cm" svg:height="0.577cm" svg:x="2.493cm" svg:y="26.127cm">
          <draw:text-box>
            <text:p text:style-name="P2"><text:span text:style-name="T7">Won 1st prize at Corporate games for <text:s/>suggesting and designing network architecture</text:span></text:p>
          </draw:text-box>
        </draw:frame>
        <draw:path draw:style-name="gr3" draw:text-style-name="P4" draw:layer="layout" svg:width="0.134cm" svg:height="0.133cm" svg:x="2.045cm" svg:y="27.565cm" svg:viewBox="0 0 135 134" svg:d="M135 67c0 9-2 17-6 26-3 8-8 16-14 22s-14 11-22 14c-8 4-16 5-25 5s-17-1-26-5c-8-3-15-8-21-14s-11-14-15-22c-3-9-6-17-6-26s3-17 6-26c4-8 9-15 15-21s13-11 21-15c9-3 17-5 26-5s17 2 25 5c8 4 16 9 22 15s11 13 14 21c4 9 6 17 6 26z">
          <text:p/>
        </draw:path>
        <draw:frame draw:style-name="gr9" draw:text-style-name="P9" draw:layer="layout" svg:width="5.378cm" svg:height="0.577cm" svg:x="2.493cm" svg:y="26.712cm">
          <draw:text-box>
            <text:p text:style-name="P2"><text:span text:style-name="T7">to secure banks (Mar 2025)</text:span></text:p>
          </draw:text-box>
        </draw:frame>
        <draw:polygon draw:style-name="gr4" draw:text-style-name="P5" draw:layer="layout" svg:width="21.007cm" svg:height="0.931cm" svg:x="0cm" svg:y="11.085cm" svg:viewBox="0 0 21008 932" draw:points="0,0 21008,0 21008,932 0,932">
          <text:p/>
        </draw:polygon>
        <draw:frame draw:style-name="gr9" draw:text-style-name="P9" draw:layer="layout" svg:width="17.021cm" svg:height="0.577cm" svg:x="2.493cm" svg:y="27.297cm">
          <draw:text-box>
            <text:p text:style-name="P2"><text:span text:style-name="T7">Runners up for best poster presentation in Sustainable development week (Mar 2025)</text:span></text:p>
          </draw:text-box>
        </draw:frame>
        <draw:path draw:style-name="gr3" draw:text-style-name="P4" draw:layer="layout" svg:width="0.132cm" svg:height="0.132cm" svg:x="2.234cm" svg:y="13.05cm" svg:viewBox="0 0 133 133" svg:d="M133 66c0 9-2 17-5 26-3 8-8 16-14 22s-14 11-22 14c-8 4-17 5-26 5s-17-1-25-5c-8-3-16-8-22-14s-11-14-14-22c-4-9-5-17-5-26s1-17 5-25c3-8 8-16 14-22s14-11 22-14 16-5 25-5 18 2 26 5 16 8 22 14 11 14 14 22 5 16 5 25z">
          <text:p/>
        </draw:path>
        <draw:frame draw:style-name="gr6" draw:text-style-name="P7" draw:layer="layout" svg:width="2.351cm" svg:height="0.674cm" svg:x="0.852cm" svg:y="11.138cm">
          <draw:text-box>
            <text:p text:style-name="P2"><text:span text:style-name="T4">PROJECTS</text:span></text:p>
          </draw:text-box>
        </draw:frame>
        <draw:path draw:style-name="gr3" draw:text-style-name="P4" draw:layer="layout" svg:width="0.132cm" svg:height="0.133cm" svg:x="2.234cm" svg:y="13.579cm" svg:viewBox="0 0 133 134" svg:d="M133 66c0 9-2 19-5 27s-8 15-14 21-14 11-22 15c-8 3-17 5-26 5s-17-2-25-5c-8-4-16-9-22-15s-11-13-14-21c-4-8-5-18-5-27 0-8 1-17 5-25 3-8 8-15 14-21 6-7 14-11 22-15 8-3 16-5 25-5s18 2 26 5c8 4 16 8 22 15 6 6 11 13 14 21s5 17 5 25z">
          <text:p/>
        </draw:path>
        <draw:path draw:style-name="gr3" draw:text-style-name="P4" draw:layer="layout" svg:width="2.793cm" svg:height="0.026cm" svg:x="2.659cm" svg:y="13.791cm" svg:viewBox="0 0 2794 27" svg:d="M1535 27h-1535v-27h1535zM1792 0h1002v27h-1002z">
          <text:p/>
        </draw:path>
        <draw:frame draw:style-name="gr7" draw:text-style-name="P8" draw:layer="layout" svg:width="12.925cm" svg:height="0.53cm" svg:x="2.659cm" svg:y="12.821cm">
          <draw:text-box>
            <text:p text:style-name="P2"><text:span text:style-name="T5">developed a keylogger which will capture the key strokes using python</text:span></text:p>
          </draw:text-box>
        </draw:frame>
        <draw:frame draw:style-name="gr7" draw:text-style-name="P8" draw:layer="layout" svg:width="2.902cm" svg:height="0.53cm" svg:x="2.659cm" svg:y="13.35cm">
          <draw:text-box>
            <text:p text:style-name="P2"><text:span text:style-name="T8">Link for github</text:span></text:p>
          </draw:text-box>
        </draw:frame>
        <draw:frame draw:style-name="gr8" draw:text-style-name="P9" draw:layer="layout" svg:width="3.351cm" svg:height="0.577cm" svg:x="2.023cm" svg:y="12.022cm">
          <draw:text-box>
            <text:p text:style-name="P2"><text:span text:style-name="T6">Basic Keylogger</text:span></text:p>
          </draw:text-box>
        </draw:frame>
        <draw:path draw:style-name="gr3" draw:text-style-name="P4" draw:layer="layout" svg:width="0.132cm" svg:height="0.133cm" svg:x="2.234cm" svg:y="15.129cm" svg:viewBox="0 0 133 134" svg:d="M133 67c0 8-2 17-5 25s-8 15-14 21c-6 8-14 12-22 16-8 3-17 5-26 5s-17-2-25-5c-8-4-16-8-22-16-6-6-11-13-14-21-4-8-5-17-5-25 0-9 1-18 5-26 3-8 8-15 14-21s14-11 22-15c8-3 16-5 25-5s18 2 26 5c8 4 16 9 22 15s11 13 14 21 5 17 5 26z">
          <text:p/>
        </draw:path>
        <draw:frame draw:style-name="gr8" draw:text-style-name="P9" draw:layer="layout" svg:width="1.918cm" svg:height="0.577cm" svg:x="17.67cm" svg:y="12.202cm">
          <draw:text-box>
            <text:p text:style-name="P2"><text:span text:style-name="T7">May 2025</text:span></text:p>
          </draw:text-box>
        </draw:frame>
        <draw:path draw:style-name="gr3" draw:text-style-name="P4" draw:layer="layout" svg:width="0.132cm" svg:height="0.132cm" svg:x="2.234cm" svg:y="15.659cm" svg:viewBox="0 0 133 133" svg:d="M133 66c0 9-2 17-5 25s-8 15-14 22-14 12-22 15-17 5-26 5-17-2-25-5-16-8-22-15-11-14-14-22c-4-8-5-16-5-25s1-17 5-25c3-9 8-16 14-22s14-11 22-14c8-4 16-5 25-5s18 1 26 5c8 3 16 8 22 14s11 13 14 22c3 8 5 16 5 25z">
          <text:p/>
        </draw:path>
        <draw:polygon draw:style-name="gr3" draw:text-style-name="P4" draw:layer="layout" svg:width="2.833cm" svg:height="0.027cm" svg:x="2.659cm" svg:y="15.87cm" svg:viewBox="0 0 2834 28" draw:points="0,0 2834,0 2834,28 0,28">
          <text:p/>
        </draw:polygon>
        <draw:frame draw:style-name="gr7" draw:text-style-name="P8" draw:layer="layout" svg:width="17.003cm" svg:height="0.53cm" svg:x="2.659cm" svg:y="14.9cm">
          <draw:text-box>
            <text:p text:style-name="P2"><text:span text:style-name="T5">Developed a code using python which will show the passwords of all the connected hotspots.</text:span></text:p>
          </draw:text-box>
        </draw:frame>
        <draw:frame draw:style-name="gr7" draw:text-style-name="P8" draw:layer="layout" svg:width="2.937cm" svg:height="0.53cm" svg:x="2.659cm" svg:y="15.43cm">
          <draw:text-box>
            <text:p text:style-name="P2"><text:span text:style-name="T8">Link for Github</text:span></text:p>
          </draw:text-box>
        </draw:frame>
        <draw:frame draw:style-name="gr8" draw:text-style-name="P9" draw:layer="layout" svg:width="12.324cm" svg:height="0.577cm" svg:x="1.927cm" svg:y="14.286cm">
          <draw:text-box>
            <text:p text:style-name="P2"><text:span text:style-name="T6">Extracting Passwords from previously connected Hotspots</text:span></text:p>
          </draw:text-box>
        </draw:frame>
        <draw:polygon draw:style-name="gr4" draw:text-style-name="P5" draw:layer="layout" svg:width="21.007cm" svg:height="0.932cm" svg:x="0cm" svg:y="7.538cm" svg:viewBox="0 0 21008 933" draw:points="0,0 21008,0 21008,933 0,933">
          <text:p/>
        </draw:polygon>
        <draw:frame draw:style-name="gr8" draw:text-style-name="P9" draw:layer="layout" svg:width="1.918cm" svg:height="0.577cm" svg:x="17.67cm" svg:y="14.078cm">
          <draw:text-box>
            <text:p text:style-name="P2"><text:span text:style-name="T7">May 2025</text:span></text:p>
          </draw:text-box>
        </draw:frame>
        <draw:path draw:style-name="gr3" draw:text-style-name="P4" draw:layer="layout" svg:width="0.132cm" svg:height="0.133cm" svg:x="2.014cm" svg:y="8.978cm" svg:viewBox="0 0 133 134" svg:d="M133 68c0 8-1 17-5 25-3 8-8 15-14 21-6 7-14 11-22 15-8 3-16 5-25 5s-17-2-25-5c-8-4-17-8-23-15-6-6-11-13-14-21s-5-17-5-25c0-10 2-19 5-27s8-15 14-21 15-11 23-15c8-3 16-5 25-5s17 2 25 5c8 4 16 9 22 15s11 13 14 21c4 8 5 17 5 27z">
          <text:p/>
        </draw:path>
        <draw:frame draw:style-name="gr6" draw:text-style-name="P7" draw:layer="layout" svg:width="4.549cm" svg:height="0.674cm" svg:x="0.852cm" svg:y="7.494cm">
          <draw:text-box>
            <text:p text:style-name="P2"><text:span text:style-name="T4">TECHNICAL SKILLS</text:span></text:p>
          </draw:text-box>
        </draw:frame>
        <draw:path draw:style-name="gr3" draw:text-style-name="P4" draw:layer="layout" svg:width="0.132cm" svg:height="0.132cm" svg:x="2.014cm" svg:y="9.561cm" svg:viewBox="0 0 133 133" svg:d="M133 67c0 9-1 17-5 25-3 8-8 15-14 22-6 6-14 11-22 14s-16 5-25 5-17-2-25-5-17-8-23-14c-6-7-11-14-14-22s-5-16-5-25 2-17 5-25c3-9 8-16 14-22s15-12 23-15c8-4 16-5 25-5s17 1 25 5c8 3 16 9 22 15s11 13 14 22c4 8 5 16 5 25z">
          <text:p/>
        </draw:path>
        <draw:frame draw:style-name="gr10" draw:text-style-name="P10" draw:layer="layout" svg:width="2.359cm" svg:height="2.305cm" svg:x="2.469cm" svg:y="8.712cm">
          <draw:text-box>
            <text:p text:style-name="P2"><text:span text:style-name="T7">C Language</text:span></text:p>
            <text:p text:style-name="P2"><text:span text:style-name="T7"/></text:p>
            <text:p text:style-name="P2"><text:span text:style-name="T7"/></text:p>
            <text:p text:style-name="P2"><text:span text:style-name="T7"/></text:p>
          </draw:text-box>
        </draw:frame>
        <draw:path draw:style-name="gr3" draw:text-style-name="P4" draw:layer="layout" svg:width="0.132cm" svg:height="0.132cm" svg:x="2.014cm" svg:y="10.143cm" svg:viewBox="0 0 133 133" svg:d="M133 66c0 9-1 17-5 26-3 9-8 16-14 22s-14 11-22 14c-8 4-16 5-25 5s-17-1-25-5c-8-3-17-8-23-14s-11-13-14-22-5-17-5-26 2-17 5-25 8-15 14-22c6-6 15-11 23-14s16-5 25-5 17 2 25 5 16 8 22 14c6 7 11 14 14 22 4 8 5 16 5 25z">
          <text:p/>
        </draw:path>
        <draw:frame draw:style-name="gr8" draw:text-style-name="P9" draw:layer="layout" svg:width="1.406cm" svg:height="0.577cm" svg:x="2.469cm" svg:y="9.294cm">
          <draw:text-box>
            <text:p text:style-name="P2"><text:span text:style-name="T7">Python</text:span></text:p>
          </draw:text-box>
        </draw:frame>
        <draw:path draw:style-name="gr3" draw:text-style-name="P4" draw:layer="layout" svg:width="0.132cm" svg:height="0.132cm" svg:x="10.917cm" svg:y="8.798cm" svg:viewBox="0 0 133 133" svg:d="M133 66c0 9-1 17-5 25-3 9-8 16-14 23-6 6-14 11-22 14-8 4-17 5-26 5-8 0-17-1-25-5-8-3-15-8-21-14-7-7-11-14-15-23-3-8-5-16-5-25s2-17 5-25c4-8 8-16 15-22 6-6 13-11 21-14s17-5 25-5c9 0 18 2 26 5s16 8 22 14 11 14 14 22c4 8 5 16 5 25z">
          <text:p/>
        </draw:path>
        <draw:frame draw:style-name="gr8" draw:text-style-name="P9" draw:layer="layout" svg:width="1.08cm" svg:height="0.577cm" svg:x="2.369cm" svg:y="9.876cm">
          <draw:text-box>
            <text:p text:style-name="P2"><text:span text:style-name="T7">Linux</text:span></text:p>
          </draw:text-box>
        </draw:frame>
        <draw:path draw:style-name="gr3" draw:text-style-name="P4" draw:layer="layout" svg:width="0.132cm" svg:height="0.133cm" svg:x="10.917cm" svg:y="9.38cm" svg:viewBox="0 0 133 134" svg:d="M133 67c0 9-1 18-5 26-3 8-8 15-14 21s-14 11-22 15c-8 3-17 5-26 5-8 0-17-2-25-5-8-4-15-9-21-15-7-6-11-13-15-21-3-8-5-17-5-26 0-8 2-18 5-26 4-8 8-15 15-21 6-7 13-11 21-15 8-3 17-5 25-5 9 0 18 2 26 5 8 4 16 8 22 15 6 6 11 13 14 21 4 8 5 18 5 26z">
          <text:p/>
        </draw:path>
        <draw:frame draw:style-name="gr8" draw:text-style-name="P9" draw:layer="layout" svg:width="3.215cm" svg:height="0.577cm" svg:x="11.373cm" svg:y="8.531cm">
          <draw:text-box>
            <text:p text:style-name="P2"><text:span text:style-name="T7">Data Structures </text:span></text:p>
          </draw:text-box>
        </draw:frame>
        <draw:path draw:style-name="gr3" draw:text-style-name="P4" draw:layer="layout" svg:width="0.132cm" svg:height="0.132cm" svg:x="10.917cm" svg:y="9.963cm" svg:viewBox="0 0 133 133" svg:d="M133 67c0 8-1 17-5 25-3 8-8 15-14 21-6 7-14 11-22 15-8 3-17 5-26 5-8 0-17-2-25-5-8-4-15-8-21-15-7-6-11-13-15-21-3-8-5-17-5-25 0-9 2-18 5-26 4-8 8-15 15-21 6-6 13-11 21-14 8-5 17-6 25-6 9 0 18 1 26 6 8 3 16 8 22 14s11 13 14 21c4 8 5 17 5 26z">
          <text:p/>
        </draw:path>
        <draw:frame draw:style-name="gr8" draw:text-style-name="P9" draw:layer="layout" svg:width="1.355cm" svg:height="0.577cm" svg:x="11.373cm" svg:y="9.114cm">
          <draw:text-box>
            <text:p text:style-name="P2"><text:span text:style-name="T7">Wazuh</text:span></text:p>
          </draw:text-box>
        </draw:frame>
        <draw:path draw:style-name="gr3" draw:text-style-name="P4" draw:layer="layout" svg:width="0.132cm" svg:height="0.132cm" svg:x="10.917cm" svg:y="10.545cm" svg:viewBox="0 0 133 133" svg:d="M133 66c0 9-1 18-5 26-3 8-8 16-14 22s-14 11-22 14-17 5-26 5c-8 0-17-2-25-5s-15-8-21-14c-7-6-11-14-15-22-3-8-5-17-5-26s2-17 5-25c4-8 8-16 15-22 6-6 13-11 21-14 8-4 17-5 25-5 9 0 18 1 26 5 8 3 16 8 22 14s11 14 14 22c4 8 5 16 5 25z">
          <text:p/>
        </draw:path>
        <draw:frame draw:style-name="gr8" draw:text-style-name="P9" draw:layer="layout" svg:width="1.908cm" svg:height="0.577cm" svg:x="11.373cm" svg:y="9.696cm">
          <draw:text-box>
            <text:p text:style-name="P2"><text:span text:style-name="T7">Kali Linux</text:span></text:p>
          </draw:text-box>
        </draw:frame>
        <draw:polygon draw:style-name="gr4" draw:text-style-name="P5" draw:layer="layout" svg:width="21.007cm" svg:height="0.931cm" svg:x="0cm" svg:y="20.935cm" svg:viewBox="0 0 21008 932" draw:points="0,0 21008,0 21008,932 0,932">
          <text:p/>
        </draw:polygon>
        <draw:frame draw:style-name="gr8" draw:text-style-name="P9" draw:layer="layout" svg:width="4.454cm" svg:height="0.577cm" svg:x="11.373cm" svg:y="10.278cm">
          <draw:text-box>
            <text:p text:style-name="P2"><text:span text:style-name="T7">Computer Networking</text:span></text:p>
          </draw:text-box>
        </draw:frame>
        <draw:path draw:style-name="gr3" draw:text-style-name="P4" draw:layer="layout" svg:width="0.128cm" svg:height="0.129cm" svg:x="2.175cm" svg:y="23.096cm" svg:viewBox="0 0 129 130" svg:d="M129 66c0 8-1 16-5 24-3 8-7 15-13 21-7 6-13 11-21 14s-16 5-26 5c-9 0-17-2-25-5-7-3-14-8-20-14-7-6-11-13-14-21-4-8-5-16-5-24 0-9 1-17 5-25 3-8 7-15 14-21 6-6 13-11 20-15 8-3 16-5 25-5 10 0 18 2 26 5 8 4 14 9 21 15 6 6 10 13 13 21 4 8 5 16 5 25z">
          <text:p/>
        </draw:path>
        <draw:frame draw:style-name="gr6" draw:text-style-name="P7" draw:layer="layout" svg:width="4.648cm" svg:height="0.674cm" svg:x="0.852cm" svg:y="20.962cm">
          <draw:text-box>
            <text:p text:style-name="P2"><text:span text:style-name="T4">WORK EXPERIENCE</text:span></text:p>
          </draw:text-box>
        </draw:frame>
        <draw:frame draw:style-name="gr7" draw:text-style-name="P8" draw:layer="layout" svg:width="14.673cm" svg:height="0.53cm" svg:x="2.577cm" svg:y="22.862cm">
          <draw:text-box>
            <text:p text:style-name="P2"><text:span text:style-name="T5">Currently working under Prof. (DR) Saralasrita mohanty on a research project on</text:span></text:p>
          </draw:text-box>
        </draw:frame>
        <draw:path draw:style-name="gr3" draw:text-style-name="P4" draw:layer="layout" svg:width="0.128cm" svg:height="0.128cm" svg:x="2.175cm" svg:y="24.178cm" svg:viewBox="0 0 129 129" svg:d="M129 64c0 8-1 18-5 26-3 7-7 14-13 20-7 6-13 11-21 14-8 4-16 5-26 5-9 0-17-1-25-5-7-3-14-8-20-14-7-6-11-13-14-20-4-8-5-18-5-26 0-9 1-17 5-25 3-8 7-15 14-21 6-6 13-10 20-14 8-3 16-4 25-4 10 0 18 1 26 4 8 4 14 8 21 14 6 6 10 13 13 21 4 8 5 16 5 25z">
          <text:p/>
        </draw:path>
        <draw:frame draw:style-name="gr7" draw:text-style-name="P8" draw:layer="layout" svg:width="7.622cm" svg:height="0.53cm" svg:x="2.577cm" svg:y="23.403cm">
          <draw:text-box>
            <text:p text:style-name="P2"><text:span text:style-name="T5">PINNS(Physics informed neural networks)</text:span></text:p>
          </draw:text-box>
        </draw:frame>
        <draw:frame draw:style-name="gr7" draw:text-style-name="P8" draw:layer="layout" svg:width="15.078cm" svg:height="0.53cm" svg:x="2.577cm" svg:y="23.944cm">
          <draw:text-box>
            <text:p text:style-name="P2"><text:span text:style-name="T5">Developed a code using python to calculate magnetic field at NISER Bhubneshwar </text:span></text:p>
          </draw:text-box>
        </draw:frame>
        <draw:frame draw:style-name="gr8" draw:text-style-name="P9" draw:layer="layout" svg:width="6.503cm" svg:height="0.577cm" svg:x="2.101cm" svg:y="21.936cm">
          <draw:text-box>
            <text:p text:style-name="P2"><text:span text:style-name="T6">NISER BHUBNESHWAR | Intern</text:span></text:p>
          </draw:text-box>
        </draw:frame>
        <draw:polygon draw:style-name="gr4" draw:text-style-name="P5" draw:layer="layout" svg:width="21.007cm" svg:height="1.096cm" svg:x="0cm" svg:y="3.68cm" svg:viewBox="0 0 21008 1097" draw:points="0,0 21008,0 21008,1097 0,1097">
          <text:p/>
        </draw:polygon>
        <draw:frame draw:style-name="gr8" draw:text-style-name="P9" draw:layer="layout" svg:width="3.835cm" svg:height="0.577cm" svg:x="16.864cm" svg:y="21.848cm">
          <draw:text-box>
            <text:p text:style-name="P2"><text:span text:style-name="T7">May 2025-July 2025</text:span></text:p>
          </draw:text-box>
        </draw:frame>
        <draw:frame draw:style-name="gr6" draw:text-style-name="P7" draw:layer="layout" svg:width="2.605cm" svg:height="0.674cm" svg:x="0.852cm" svg:y="3.905cm">
          <draw:text-box>
            <text:p text:style-name="P2"><text:span text:style-name="T4">ABOUT ME</text:span></text:p>
          </draw:text-box>
        </draw:frame>
        <draw:frame draw:style-name="gr11" draw:text-style-name="P11" draw:layer="layout" svg:width="18.809cm" svg:height="0.45cm" svg:x="0.947cm" svg:y="5.069cm">
          <draw:text-box>
            <text:p text:style-name="P2"><text:span text:style-name="T9">Motivated BTech Computer Science student specializing in Cybersecurity with strong programming skills in Python and C.</text:span></text:p>
          </draw:text-box>
        </draw:frame>
        <draw:frame draw:style-name="gr11" draw:text-style-name="P11" draw:layer="layout" svg:width="19.109cm" svg:height="0.45cm" svg:x="0.947cm" svg:y="5.529cm">
          <draw:text-box>
            <text:p text:style-name="P2"><text:span text:style-name="T9">Currently interning at NISER on a project involving Physics-Informed Neural Networks (PINNs). Actively learning Linux, Data</text:span></text:p>
          </draw:text-box>
        </draw:frame>
        <draw:frame draw:style-name="gr11" draw:text-style-name="P11" draw:layer="layout" svg:width="18.582cm" svg:height="0.45cm" svg:x="0.947cm" svg:y="5.988cm">
          <draw:text-box>
            <text:p text:style-name="P2"><text:span text:style-name="T9">Structures, and building cybersecurity tools like keyloggers and Wi-Fi password extractors. Preparing for GATE 2027 and</text:span></text:p>
          </draw:text-box>
        </draw:frame>
        <draw:frame draw:style-name="gr11" draw:text-style-name="P11" draw:layer="layout" svg:width="11.72cm" svg:height="0.45cm" svg:x="0.947cm" svg:y="6.448cm">
          <draw:text-box>
            <text:p text:style-name="P2"><text:span text:style-name="T9">2028 with a passion for ethical hacking and AI-integrated security solutions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ssistant" svg:font-family="Assistant"/>
    <style:font-face style:name="Assistant-Semi" svg:font-family="Assistant-Semi"/>
    <style:font-face style:name="DejaVu Sans" svg:font-family="'DejaVu Sans'" style:font-family-generic="system" style:font-pitch="variable"/>
    <style:font-face style:name="GlacialIndifference" svg:font-family="GlacialIndifferen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SansPro" svg:font-family="SourceSansPro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print-date>2025-10-02T11:59:07.698932074</meta:print-date>
    <meta:printed-by>PDF files</meta:printed-by>
    <dc:date>2025-10-02T11:59:14.696395517</dc:date>
    <meta:editing-duration>PT6S</meta:editing-duration>
    <meta:editing-cycles>1</meta:editing-cycles>
    <meta:document-statistic meta:object-count="76"/>
    <meta:generator>LibreOffice/25.8.1.1$Linux_X86_64 LibreOffice_project/580$Build-1</meta:generator>
  </office:meta>
</office:document-meta>
</file>